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4bb9" officeooo:paragraph-rsid="00094bb9"/>
    </style:style>
    <style:style style:name="P2" style:family="paragraph" style:parent-style-name="Standard" style:list-style-name="L2">
      <style:text-properties officeooo:rsid="00094bb9" officeooo:paragraph-rsid="00094bb9"/>
    </style:style>
    <style:style style:name="P3" style:family="paragraph" style:parent-style-name="Standard">
      <style:text-properties officeooo:rsid="000a6829" officeooo:paragraph-rsid="000a6829"/>
    </style:style>
    <style:style style:name="P4" style:family="paragraph" style:parent-style-name="Standard" style:list-style-name="L1">
      <style:text-properties officeooo:rsid="000a6829" officeooo:paragraph-rsid="000a6829"/>
    </style:style>
    <style:style style:name="P5" style:family="paragraph" style:parent-style-name="Standard">
      <style:text-properties fo:font-weight="bold" officeooo:rsid="000a6829" officeooo:paragraph-rsid="000a6829" style:font-weight-asian="bold" style:font-weight-complex="bold"/>
    </style:style>
    <style:style style:name="P6" style:family="paragraph" style:parent-style-name="Standard" style:list-style-name="L1">
      <style:text-properties officeooo:rsid="000a8f80" officeooo:paragraph-rsid="000a8f80"/>
    </style:style>
    <style:style style:name="T1" style:family="text">
      <style:text-properties fo:font-weight="bold" style:font-weight-asian="bold" style:font-weight-complex="bold"/>
    </style:style>
    <style:style style:name="T2" style:family="text">
      <style:text-properties fo:font-weight="bold" officeooo:rsid="000a8f80"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8f80"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ntroduction:</text:p>
      <text:p text:style-name="P1">This is a project I worked on from scratch for Yunus Energy wind turbine data. In this project the manual task of getting raw wind turbine data from excel sheet and then clean it according to given parameter performed on matlab is automated using python. There are total 20 different excel files of one month with 3000+ rows data set and some columns. In matlab it used to take 1-1.5 hours for only 1 turbine but by automating it in python whole month with 20 turbine work can be completed under 30 or less minutes. Some features it can perform:</text:p>
      <text:p text:style-name="P1"/>
      <text:list xml:id="list1349436525" text:style-name="L2">
        <text:list-item>
          <text:p text:style-name="P2"><text:s/>Import excel file from location, just input the file name and month name.</text:p>
        </text:list-item>
        <text:list-item>
          <text:p text:style-name="P2"><text:s/>Reduce overall time and increase efficiency.</text:p>
        </text:list-item>
        <text:list-item>
          <text:p text:style-name="P2"><text:s/>Gives more accurate output as compared to Matlab.</text:p>
        </text:list-item>
        <text:list-item>
          <text:p text:style-name="P2"><text:s/>Can be perform in low end devices with python.</text:p>
        </text:list-item>
        <text:list-item>
          <text:p text:style-name="P2"><text:s/>Easy to use by non python users as one just need to input turbine file name and month</text:p>
        </text:list-item>
        <text:list-item>
          <text:p text:style-name="P2"><text:s/>Plot more accurate graphs and save them in given location, no need of manual saving.</text:p>
        </text:list-item>
        <text:list-item>
          <text:p text:style-name="P2"><text:s/>Generate final output excel file with multiple required sheets in just one click.</text:p>
        </text:list-item>
      </text:list>
      <text:p text:style-name="P1"/>
      <text:p text:style-name="P3"><text:span text:style-name="T1">Step by step Process:</text:span> </text:p>
      <text:p text:style-name="P3">there are 2 data files working together, one is of main turbine data file which changes according to turbine number and second file is of interpolated values of densities which is same for all turbine files and months.</text:p>
      <text:p text:style-name="P3"/>
      <text:list xml:id="list743891455" text:style-name="L1">
        <text:list-item>
          <text:p text:style-name="P4">In first step libraries along with data files are imported and average and lower densities of wind are calculated in order to get nearest density values from interpolated data file.</text:p>
        </text:list-item>
        <text:list-item>
          <text:p text:style-name="P4">Graph of overall turbine data with no changes is plotted along with average and lower density values graph.</text:p>
        </text:list-item>
        <text:list-item>
          <text:p text:style-name="P4">Raw data file has some data points which are load restricted which are very few and scattered throughout the file. Those values are separated and plotted, new data frame is created without load restricted values (non load restricted values).</text:p>
        </text:list-item>
        <text:list-item>
          <text:p text:style-name="P4">Non load restricted values are plotted.</text:p>
        </text:list-item>
        <text:list-item>
          <text:p text:style-name="P4">There is a condition of turbine where it shows under performance, those values are harmful, in next step we set a range of different under performance values and remove them from data frame and plot them, a new data frame without load restriction and under performance values is created called as <text:span text:style-name="T1">Refined</text:span><text:span text:style-name="T3"> is created.</text:span></text:p>
        </text:list-item>
        <text:list-item>
          <text:p text:style-name="P4"><text:span text:style-name="T3">Refined data points are plotted to get final refined graph.</text:span></text:p>
        </text:list-item>
        <text:list-item>
          <text:p text:style-name="P4"><text:span text:style-name="T3">In next step, comparison between </text:span><text:span text:style-name="T4">wind speed</text:span><text:span text:style-name="T3"> values of original turbine data (Refined data fr</text:span><text:span text:style-name="T4">ame) and wind speed of interpolated value data set take place, on getting </text:span><text:span text:style-name="T2">TRUE </text:span><text:span text:style-name="T4">condition </text:span><text:span text:style-name="T2">Active power </text:span><text:span text:style-name="T4"><text:s/>value is extracted from interpolated data set and appended to a list which is then converted into data frame and concatenate with </text:span><text:span text:style-name="T2">Refined </text:span><text:span text:style-name="T4">data set.</text:span></text:p>
        </text:list-item>
        <text:list-item>
          <text:p text:style-name="P6"><text:span text:style-name="T3">In this step deflection between occurring active power and original active power is calculated using a formula and added as a new column value.</text:span></text:p>
        </text:list-item>
        <text:list-item>
          <text:p text:style-name="P6"><text:span text:style-name="T3">In last step all data frames are then placed into one Excel file and exported to given location.</text:span></text:p>
          <text:p text:style-name="P6"><text:span text:style-name="T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7T23:58:14.871275409</meta:creation-date>
    <dc:date>2019-04-28T00:33:26.134634464</dc:date>
    <meta:editing-duration>PT9M58S</meta:editing-duration>
    <meta:editing-cycles>1</meta:editing-cycles>
    <meta:document-statistic meta:table-count="0" meta:image-count="0" meta:object-count="0" meta:page-count="1" meta:paragraph-count="20" meta:word-count="496" meta:character-count="2823" meta:non-whitespace-character-count="2354"/>
    <meta:generator>LibreOffice/6.0.7.3$Linux_X86_64 LibreOffice_project/00m0$Build-3</meta:generator>
  </office:meta>
</office:document-meta>
</file>